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5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6" table:default-cell-style-name="ce108"/>
        <table:table-column table:style-name="co4" table:number-columns-repeated="5" table:default-cell-style-name="ce108"/>
        <table:table-column table:style-name="co4" table:number-columns-repeated="1000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9" table:number-rows-spanned="1">
            <text:p>Internet</text:p>
          </table:table-cell>
          <table:covered-table-cell table:number-columns-repeated="8" table:style-name="ce16"/>
          <table:table-cell table:style-name="ce8" table:number-columns-repeated="13"/>
          <table:table-cell table:style-name="ce24" table:number-columns-repeated="40"/>
          <table:table-cell table:style-name="ce27" table:number-columns-repeated="960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débat 5G</text:p>
          </table:table-cell>
          <table:table-cell table:style-name="ce40" office:value-type="string" calcext:value-type="string">
            <text:p>TP réseau</text:p>
          </table:table-cell>
          <table:table-cell table:style-name="ce41" office:value-type="string" calcext:value-type="string">
            <text:p>DNS</text:p>
          </table:table-cell>
          <table:table-cell table:style-name="ce41" office:value-type="string" calcext:value-type="string">
            <text:p>modèle OSI / TCP/IP</text:p>
          </table:table-cell>
          <table:table-cell table:style-name="ce94" office:value-type="string" calcext:value-type="string">
            <text:p>Évaluation internet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0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number-columns-repeated="2" table:style-name="ce10" office:value-type="date" office:date-value="2020-10-13" calcext:value-type="date">
            <text:p>13 oct.</text:p>
          </table:table-cell>
          <table:table-cell table:style-name="ce10" table:number-columns-repeated="18"/>
          <table:table-cell table:style-name="ce26" table:number-columns-repeated="40"/>
          <table:table-cell table:style-name="ce28" table:number-columns-repeated="960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number-columns-repeated="2" table:style-name="ce10" office:value-type="date" office:date-value="2020-10-08" calcext:value-type="date">
            <text:p>8 oct.</text:p>
          </table:table-cell>
          <table:table-cell table:style-name="ce10" table:number-columns-repeated="18"/>
          <table:table-cell table:style-name="ce26" table:number-columns-repeated="40"/>
          <table:table-cell table:style-name="ce28" table:number-columns-repeated="960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8" table:number-columns-repeated="19"/>
          <table:table-cell table:style-name="ce24" table:number-columns-repeated="40"/>
          <table:table-cell table:style-name="ce27" table:number-columns-repeated="960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4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4"/>
          <table:table-cell table:number-columns-repeated="1006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6"/>
          <table:table-cell table:number-columns-repeated="1006"/>
        </table:table-row>
        <table:table-row table:style-name="ro5">
          <table:table-cell table:number-columns-repeated="2"/>
          <table:table-cell table:style-name="ce104" table:number-columns-repeated="16"/>
          <table:table-cell table:number-columns-repeated="1006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6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6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6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6"/>
        </table:table-row>
        <table:table-row table:style-name="ro5">
          <table:table-cell table:number-columns-repeated="2"/>
          <table:table-cell table:style-name="ce104" table:number-columns-repeated="16"/>
          <table:table-cell table:number-columns-repeated="1006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4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6"/>
          <table:table-cell table:number-columns-repeated="1006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6"/>
          <table:table-cell table:number-columns-repeated="1006"/>
        </table:table-row>
        <table:table-row table:style-name="ro9">
          <table:table-cell table:number-columns-repeated="2"/>
          <table:table-cell table:style-name="ce104" table:number-columns-repeated="16"/>
          <table:table-cell table:number-columns-repeated="1006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6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4"/>
          <table:table-cell table:number-columns-repeated="1006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6"/>
          <table:table-cell table:number-columns-repeated="1006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6"/>
          <table:table-cell table:number-columns-repeated="100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6"/>
          <table:table-cell table:number-columns-repeated="1006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6"/>
          <table:table-cell table:number-columns-repeated="1006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6"/>
          <table:table-cell table:number-columns-repeated="100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6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4"/>
          <table:table-cell table:number-columns-repeated="1006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6"/>
          <table:table-cell table:number-columns-repeated="100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6"/>
          <table:table-cell table:number-columns-repeated="100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6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4"/>
          <table:table-cell table:number-columns-repeated="1006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6"/>
          <table:table-cell table:number-columns-repeated="1006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28" table:default-cell-style-name="ce108"/>
        <table:table-column table:style-name="co4" table:number-columns-repeated="5" table:default-cell-style-name="ce108"/>
        <table:table-column table:style-name="co4" table:number-columns-repeated="98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16" table:number-rows-spanned="1">
            <text:p>Architectures</text:p>
          </table:table-cell>
          <table:covered-table-cell table:number-columns-repeated="15" table:style-name="ce16"/>
          <table:table-cell table:style-name="ce16" office:value-type="string" calcext:value-type="string" table:number-columns-spanned="2" table:number-rows-spanned="1">
            <text:p>Langage</text:p>
          </table:table-cell>
          <table:covered-table-cell table:style-name="ce16"/>
          <table:table-cell table:style-name="ce16" table:number-columns-repeated="16"/>
          <table:table-cell table:style-name="ce24" table:number-columns-repeated="40"/>
          <table:table-cell table:style-name="ce27" table:number-columns-repeated="948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41" office:value-type="string" calcext:value-type="string">
            <text:p>Exercices d’applicaion ?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flottants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48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style-name="ce10" office:value-type="date" office:date-value="2020-10-06" calcext:value-type="date">
            <text:p>6 oct.</text:p>
          </table:table-cell>
          <table:table-cell table:style-name="ce10" table:number-columns-repeated="23"/>
          <table:table-cell table:style-name="ce26" table:number-columns-repeated="40"/>
          <table:table-cell table:style-name="ce28" table:number-columns-repeated="948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4"/>
          <table:table-cell table:style-name="ce24" table:number-columns-repeated="40"/>
          <table:table-cell table:style-name="ce27" table:number-columns-repeated="948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94"/>
        </table:table-row>
        <table:table-row table:style-name="ro5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28"/>
          <table:table-cell table:number-columns-repeated="994"/>
        </table:table-row>
        <table:table-row table:style-name="ro5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28"/>
          <table:table-cell table:number-columns-repeated="994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6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94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6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94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28"/>
          <table:table-cell table:number-columns-repeated="994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28"/>
          <table:table-cell table:number-columns-repeated="994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5" table:default-cell-style-name="ce108"/>
        <table:table-column table:style-name="co4" table:number-columns-repeated="5" table:default-cell-style-name="ce108"/>
        <table:table-column table:style-name="co4" table:number-columns-repeated="989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table:number-columns-repeated="12"/>
          <table:table-cell table:style-name="ce24" table:number-columns-repeated="40"/>
          <table:table-cell table:style-name="ce27" table:number-columns-repeated="949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DM 1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0" office:value-type="string" calcext:value-type="string">
            <text:p>Listes chaînées</text:p>
          </table:table-cell>
          <table:table-cell table:style-name="ce40" office:value-type="string" calcext:value-type="string">
            <text:p>Exercices listes chaînées</text:p>
          </table:table-cell>
          <table:table-cell table:style-name="ce55" office:value-type="string" calcext:value-type="string">
            <text:p>Ordonnancement structures linéaires</text:p>
          </table:table-cell>
          <table:table-cell table:style-name="ce55" office:value-type="string" calcext:value-type="string">
            <text:p>Exercices pile – file</text:p>
          </table:table-cell>
          <table:table-cell table:style-name="ce94" office:value-type="string" calcext:value-type="string">
            <text:p>Interblocage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49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table:number-columns-repeated="17"/>
          <table:table-cell table:style-name="ce32" table:number-columns-repeated="40"/>
          <table:table-cell table:style-name="ce33" table:number-columns-repeated="949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20"/>
          <table:table-cell table:style-name="ce24" table:number-columns-repeated="40"/>
          <table:table-cell table:style-name="ce27" table:number-columns-repeated="949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6"/>
          <table:table-cell table:number-columns-repeated="995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6"/>
          <table:table-cell table:number-columns-repeated="995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995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95"/>
        </table:table-row>
        <table:table-row table:style-name="ro5">
          <table:table-cell table:number-columns-repeated="2"/>
          <table:table-cell table:style-name="ce104" table:number-columns-repeated="27"/>
          <table:table-cell table:number-columns-repeated="995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7"/>
          <table:table-cell table:number-columns-repeated="995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7"/>
          <table:table-cell table:number-columns-repeated="995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95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95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95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95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95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16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995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995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7"/>
          <table:table-cell table:number-columns-repeated="995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7"/>
          <table:table-cell table:number-columns-repeated="995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7"/>
          <table:table-cell table:number-columns-repeated="995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7"/>
          <table:table-cell table:number-columns-repeated="995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7"/>
          <table:table-cell table:number-columns-repeated="995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7"/>
          <table:table-cell table:number-columns-repeated="995"/>
        </table:table-row>
        <table:table-row table:style-name="ro5">
          <table:table-cell table:number-columns-repeated="2"/>
          <table:table-cell table:style-name="ce104" table:number-columns-repeated="27"/>
          <table:table-cell table:number-columns-repeated="995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6"/>
          <table:table-cell table:number-columns-repeated="995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7"/>
          <table:table-cell table:number-columns-repeated="995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7"/>
          <table:table-cell table:number-columns-repeated="995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7"/>
          <table:table-cell table:number-columns-repeated="995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7"/>
          <table:table-cell table:number-columns-repeated="995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7"/>
          <table:table-cell table:number-columns-repeated="995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7"/>
          <table:table-cell table:number-columns-repeated="995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7"/>
          <table:table-cell table:number-columns-repeated="995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7"/>
          <table:table-cell table:number-columns-repeated="995"/>
        </table:table-row>
        <table:table-row table:style-name="ro9">
          <table:table-cell table:number-columns-repeated="2"/>
          <table:table-cell table:style-name="ce104" table:number-columns-repeated="27"/>
          <table:table-cell table:number-columns-repeated="99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7"/>
          <table:table-cell table:number-columns-repeated="995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6"/>
          <table:table-cell table:number-columns-repeated="995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7"/>
          <table:table-cell table:number-columns-repeated="995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95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7"/>
          <table:table-cell table:number-columns-repeated="995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7"/>
          <table:table-cell table:number-columns-repeated="995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7"/>
          <table:table-cell table:number-columns-repeated="995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7"/>
          <table:table-cell table:number-columns-repeated="995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6"/>
          <table:table-cell table:number-columns-repeated="995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7"/>
          <table:table-cell table:number-columns-repeated="995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7"/>
          <table:table-cell table:number-columns-repeated="995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995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995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995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7"/>
          <table:table-cell table:number-columns-repeated="995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3"/>
          <table:table-cell table:number-columns-repeated="995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995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995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7"/>
          <table:table-cell table:number-columns-repeated="995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7"/>
          <table:table-cell table:number-columns-repeated="995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6"/>
          <table:table-cell table:number-columns-repeated="995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7"/>
          <table:table-cell table:number-columns-repeated="995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7"/>
          <table:table-cell table:number-columns-repeated="995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7"/>
          <table:table-cell table:number-columns-repeated="995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7"/>
          <table:table-cell table:number-columns-repeated="995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7"/>
          <table:table-cell table:number-columns-repeated="995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7"/>
          <table:table-cell table:number-columns-repeated="995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995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7"/>
          <table:table-cell table:number-columns-repeated="995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7"/>
          <table:table-cell table:number-columns-repeated="995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11:00:36.979839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0-11T22:17:01.765011778</dc:date>
    <meta:editing-duration>P59DT9H53M22S</meta:editing-duration>
    <meta:editing-cycles>561</meta:editing-cycles>
    <meta:generator>LibreOffice/6.1.5.2$Linux_X86_64 LibreOffice_project/10$Build-2</meta:generator>
    <meta:document-statistic meta:table-count="3" meta:cell-count="553" meta:object-count="0"/>
  </office:meta>
</office:document-meta>
</file>